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e16" officeooo:paragraph-rsid="00172e16"/>
    </style:style>
    <style:style style:name="P2" style:family="paragraph" style:parent-style-name="Standard">
      <style:text-properties officeooo:rsid="00179067" officeooo:paragraph-rsid="00179067"/>
    </style:style>
    <style:style style:name="P3" style:family="paragraph" style:parent-style-name="Standard">
      <style:text-properties officeooo:rsid="0018c7e9" officeooo:paragraph-rsid="0018c7e9"/>
    </style:style>
    <style:style style:name="T1" style:family="text">
      <style:text-properties officeooo:rsid="001790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ulige: </text:p>
      <text:p text:style-name="P1">3 – Grupperingene (t_1(A), t_2(A) != (t_1(C), t_2(C))</text:p>
      <text:p text:style-name="P1">4 – Grupperingene (t_<text:span text:style-name="T1">1(AB), t_2(AB) != (t_1(C), t_2(C))</text:span></text:p>
      <text:p text:style-name="P2">6 – Grupperingene (t_6(D), t_3(D)) != (t_6(C), t_3(C))</text:p>
      <text:p text:style-name="P3">9 – Nei, like verdier for A har ulike verdier i B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8:05:37.569131476</meta:creation-date>
    <dc:date>2019-02-21T18:49:31.759655148</dc:date>
    <meta:editing-duration>PT23M33S</meta:editing-duration>
    <meta:editing-cycles>1</meta:editing-cycles>
    <meta:document-statistic meta:table-count="0" meta:image-count="0" meta:object-count="0" meta:page-count="1" meta:paragraph-count="5" meta:word-count="33" meta:character-count="222" meta:non-whitespace-character-count="189"/>
    <meta:generator>LibreOffice/6.0.7.3$Linux_X86_64 LibreOffice_project/00m0$Build-3</meta:generator>
  </office:meta>
</office:document-meta>
</file>